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94cm" fo:min-width="3.34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24cm" fo:min-width="2.75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821cm" fo:min-width="3.656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438cm" fo:min-width="3.40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4cm" svg:height="1.6cm" svg:x="7.2cm" svg:y="11.8cm">
          <text:p text:style-name="P1">А х В</text:p>
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6cm" svg:height="1.8cm" svg:x="7.1cm" svg:y="2.3cm">
          <text:p text:style-name="P1">Начал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6.6cm" svg:height="1.7cm" svg:x="6.1cm" svg:y="5.7cm">
          <text:p text:style-name="P1">Ввод числа А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6.6cm" svg:height="1.7cm" svg:x="5.9cm" svg:y="8.9cm">
          <text:p text:style-name="P1">Ввод числа В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" draw:text-style-name="P2" draw:layer="layout" svg:x1="9.5cm" svg:y1="4.1cm" svg:x2="9.5cm" svg:y2="5.7cm">
          <text:p/>
        </draw:line>
        <draw:line draw:style-name="gr4" draw:text-style-name="P2" draw:layer="layout" svg:x1="9.5cm" svg:y1="7.3cm" svg:x2="9.5cm" svg:y2="9cm">
          <text:p/>
        </draw:line>
        <draw:line draw:style-name="gr4" draw:text-style-name="P2" draw:layer="layout" svg:x1="9.4cm" svg:y1="10.6cm" svg:x2="9.4cm" svg:y2="11.9cm">
          <text:p/>
        </draw:line>
        <draw:custom-shape draw:style-name="gr5" draw:text-style-name="P1" draw:layer="layout" svg:width="3.9cm" svg:height="2.1cm" svg:x="7.3cm" svg:y="14.7cm">
          <text:p text:style-name="P1">Вывод</text:p>
          <text:p text:style-name="P1">результата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line draw:style-name="gr4" draw:text-style-name="P2" draw:layer="layout" svg:x1="9.3cm" svg:y1="13.4cm" svg:x2="9.3cm" svg:y2="14.8cm">
          <text:p/>
        </draw:line>
        <draw:custom-shape draw:style-name="gr2" draw:text-style-name="P1" draw:layer="layout" svg:width="4.6cm" svg:height="1.8cm" svg:x="7.1cm" svg:y="18cm">
          <text:p text:style-name="P1">Начал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9.3cm" svg:y1="16.6cm" svg:x2="9.3cm" svg:y2="18.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0T22:49:50.569712483</meta:creation-date>
    <dc:date>2021-06-20T23:17:41.892519861</dc:date>
    <meta:editing-duration>PT7M19S</meta:editing-duration>
    <meta:editing-cycles>2</meta:editing-cycles>
    <meta:generator>LibreOffice/6.4.7.2$Linux_X86_64 LibreOffice_project/40$Build-2</meta:generator>
    <meta:document-statistic meta:object-count="11"/>
  </office:meta>
</office:document-meta>
</file>